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8a7" officeooo:paragraph-rsid="001638a7"/>
    </style:style>
    <style:style style:name="P2" style:family="paragraph" style:parent-style-name="Standard">
      <style:text-properties officeooo:rsid="00172685" officeooo:paragraph-rsid="00172685"/>
    </style:style>
    <style:style style:name="P3" style:family="paragraph" style:parent-style-name="Standard">
      <style:text-properties officeooo:rsid="00175d2f" officeooo:paragraph-rsid="00175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oter Arm</text:p>
      <text:p text:style-name="P1"/>
      <text:p text:style-name="P1">steuert einen punkt in einem koordinatensystem an</text:p>
      <text:p text:style-name="P2">material: 4-5 servo, 4 Knöpfe, 1 LCD Screen, 3d drucker und plastik oder pappe und faden</text:p>
      <text:p text:style-name="P1"/>
      <text:p text:style-name="P1"/>
      <text:p text:style-name="P1">LED Würfel (steuerbar)</text:p>
      <text:p text:style-name="P1"/>
      <text:p text:style-name="P2">3d würfel aus led, zeigt einen Punkt an</text:p>
      <text:p text:style-name="P2"><text:s/>material: viele led, viele kabel</text:p>
      <text:p text:style-name="P2"/>
      <text:p text:style-name="P2"/>
      <text:p text:style-name="P2">Radar</text:p>
      <text:p text:style-name="P2"/>
      <text:p text:style-name="P2">Zeichnet radar bild auf lcd screen</text:p>
      <text:p text:style-name="P2"/>
      <text:p text:style-name="P2"/>
      <text:p text:style-name="P2">Digitale Sand Uhr</text:p>
      <text:p text:style-name="P2"/>
      <text:p text:style-name="P2"/>
      <text:p text:style-name="P3">Zielendes Trebuch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2:52:19.767398522</meta:creation-date>
    <dc:date>2022-09-22T16:51:01.452746190</dc:date>
    <meta:editing-duration>PT19M13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53" meta:character-count="317" meta:non-whitespace-character-count="273"/>
  </office:meta>
</office:document-meta>
</file>